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9f24" officeooo:paragraph-rsid="00009f24"/>
    </style:style>
    <style:style style:name="P2" style:family="paragraph" style:parent-style-name="Standard">
      <style:text-properties officeooo:rsid="00027e64" officeooo:paragraph-rsid="00027e64"/>
    </style:style>
    <style:style style:name="P3" style:family="paragraph" style:parent-style-name="Standard">
      <style:text-properties officeooo:rsid="00041359" officeooo:paragraph-rsid="00041359"/>
    </style:style>
    <style:style style:name="T1" style:family="text">
      <style:text-properties officeooo:rsid="00009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Acceder a la VM virtualconsulting via filezilla</text:p>
      <text:p text:style-name="P1">2.- Dirigirse a la direccio /var/lib/tomcat6/webapps/ROOT/myreports</text:p>
      <text:p text:style-name="P2">3.- Respaldar carpetas numeradas</text:p>
      <text:p text:style-name="P2">4.- Abrir un navegador e ir a la siguiente URL <text:a xlink:type="simple" xlink:href="https://10.20.30.41/manager/html">https://10.20.30.41/manager/html</text:a></text:p>
      <text:p text:style-name="P2"><text:tab/>usuario : assessment</text:p>
      <text:p text:style-name="P2"><text:tab/>pass: 632TOMnbo</text:p>
      <text:p text:style-name="P2">5.- Dirijase a la <text:s/>raiz o el servicio a actaulizar <text:s/>y PARA el servicio.</text:p>
      <text:p text:style-name="P2">6.- Replegar servicio.</text:p>
      <text:p text:style-name="P2">7.- Elimimnar la carpeta ROOT o a actualizar del Servidor.</text:p>
      <text:p text:style-name="P3">8.- Dirigirse a Archivo WAR a desplegar ( parte inferior de la pagina)(</text:p>
      <text:p text:style-name="P3">9- Selecciona archivo WAR.</text:p>
      <text:p text:style-name="P3">10 Desplegar.</text:p>
      <text:p text:style-name="P3">11- Copiar las carpetas respaldadas a la misma direccion.</text:p>
      <text:p text:style-name="P3"><text:tab/><text:span text:style-name="T1">/var/lib/tomcat6/webapps/ROOT/myrepor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1:01:03.074159822</meta:creation-date>
    <dc:date>2014-04-14T14:29:50.685927503</dc:date>
    <meta:editing-duration>PT27M36S</meta:editing-duration>
    <meta:editing-cycles>5</meta:editing-cycles>
    <meta:generator>LibreOffice/4.1.3.2$Linux_x86 LibreOffice_project/410m0$Build-2</meta:generator>
    <meta:document-statistic meta:table-count="0" meta:image-count="0" meta:object-count="0" meta:page-count="1" meta:paragraph-count="14" meta:word-count="90" meta:character-count="624" meta:non-whitespace-character-count="543"/>
  </office:meta>
</office:document-meta>
</file>